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244in" fo:break-before="auto" style:use-optimal-row-height="false"/>
    </style:style>
    <style:style style:name="ro9" style:family="table-row">
      <style:table-row-properties style:row-height="0.3799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ext-properties style:font-name="Verdana" fo:font-size="12pt"/>
    </style:style>
    <style:style style:name="ce14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5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6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17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ext-properties style:font-name="Verdana" fo:font-size="12pt" fo:font-weight="bold"/>
    </style:style>
    <style:style style:name="ce20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1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15" table:number-columns-spanned="2" table:number-rows-spanned="1"/>
          <table:covered-table-cell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6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17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5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6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guththila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9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ss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libcur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Apache</text:p>
          </table:table-cell>
          <table:covered-table-cell table:number-columns-repeated="3" table:style-name="ce19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IIS 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Using Proxy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ool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22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06/26/2007</text:date>, <text:time>10:4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6-26T10:46:54</dc:date>
    <meta:print-date>2006-12-19T10:17:40</meta:print-date>
    <dc:language>en-US</dc:language>
    <meta:editing-cycles>51</meta:editing-cycles>
    <meta:editing-duration>PT4H27M38S</meta:editing-duration>
    <meta:user-defined meta:name="Info 1"/>
    <meta:user-defined meta:name="Info 2"/>
    <meta:user-defined meta:name="Info 3"/>
    <meta:user-defined meta:name="Info 4"/>
    <meta:document-statistic meta:table-count="1" meta:cell-count="144"/>
  </office:meta>
</office:document-meta>
</file>